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6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5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14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13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18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96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91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64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04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3.088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line-height="100%" fo:text-align="center">
        <style:tab-stops>
          <style:tab-stop style:position="19.05cm" style:type="right"/>
        </style:tab-stops>
      </style:paragraph-properties>
      <style:text-properties fo:font-size="28pt"/>
    </style:style>
    <style:style style:name="P2" style:family="paragraph">
      <loext:graphic-properties draw:fill="none" draw:fill-color="#ffffff"/>
      <style:paragraph-properties fo:line-height="100%" fo:text-align="center">
        <style:tab-stops>
          <style:tab-stop style:position="19.05cm" style:type="right"/>
        </style:tab-stops>
      </style:paragraph-properties>
      <style:text-properties fo:color="#000000" style:font-name="Segoe UI Semibold" fo:font-size="28pt" fo:text-shadow="1pt 1pt" style:font-size-asian="28pt" style:font-size-complex="2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line-height="100%" fo:text-align="center">
        <style:tab-stops>
          <style:tab-stop style:position="19.05cm" style:type="right"/>
        </style:tab-stops>
      </style:paragraph-properties>
      <style:text-properties fo:font-size="36pt"/>
    </style:style>
    <style:style style:name="P5" style:family="paragraph">
      <loext:graphic-properties draw:fill="none" draw:fill-color="#ffffff"/>
      <style:paragraph-properties fo:line-height="100%" fo:text-align="center">
        <style:tab-stops>
          <style:tab-stop style:position="19.05cm" style:type="right"/>
        </style:tab-stops>
      </style:paragraph-properties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P6" style:family="paragraph">
      <loext:graphic-properties draw:fill-color="#ffffff"/>
    </style:style>
    <style:style style:name="P7" style:family="paragraph">
      <style:paragraph-properties fo:line-height="100%" fo:text-align="center">
        <style:tab-stops>
          <style:tab-stop style:position="19.05cm" style:type="right"/>
        </style:tab-stops>
      </style:paragraph-properties>
      <style:text-properties fo:font-size="32pt"/>
    </style:style>
    <style:style style:name="P8" style:family="paragraph">
      <loext:graphic-properties draw:fill="none" draw:fill-color="#ffffff"/>
      <style:paragraph-properties fo:line-height="100%" fo:text-align="center">
        <style:tab-stops>
          <style:tab-stop style:position="19.05cm" style:type="right"/>
        </style:tab-stops>
      </style:paragraph-properties>
      <style:text-properties fo:color="#ffffff" fo:font-size="32pt" fo:text-shadow="1pt 1pt" style:font-size-asian="32pt" style:font-size-complex="32pt"/>
    </style:style>
    <style:style style:name="P9" style:family="paragraph">
      <style:paragraph-properties fo:line-height="100%">
        <style:tab-stops>
          <style:tab-stop style:position="19.05cm" style:type="right"/>
        </style:tab-stops>
      </style:paragraph-properties>
      <style:text-properties fo:font-size="32pt"/>
    </style:style>
    <style:style style:name="P10" style:family="paragraph">
      <loext:graphic-properties draw:fill="none" draw:fill-color="#ffffff"/>
      <style:paragraph-properties fo:line-height="100%">
        <style:tab-stops>
          <style:tab-stop style:position="19.05cm" style:type="right"/>
        </style:tab-stops>
      </style:paragraph-properties>
      <style:text-properties fo:color="#ffffff" fo:font-size="32pt" fo:text-shadow="1pt 1pt" style:font-size-asian="32pt" style:font-size-complex="32pt"/>
    </style:style>
    <style:style style:name="P11" style:family="paragraph">
      <loext:graphic-properties draw:fill="none" draw:fill-color="#ffffff"/>
      <style:paragraph-properties fo:line-height="100%" fo:text-align="center">
        <style:tab-stops>
          <style:tab-stop style:position="19.05cm" style:type="right"/>
        </style:tab-stops>
      </style:paragraph-properties>
      <style:text-properties fo:color="#000000" style:font-name="Arial" fo:font-size="36pt" fo:text-shadow="none" fo:font-weight="bold" style:font-size-asian="36pt" style:font-weight-asian="bold" style:font-size-complex="36pt" style:font-weight-complex="bold"/>
    </style:style>
    <style:style style:name="P12" style:family="paragraph">
      <style:paragraph-properties fo:margin-left="2.062cm" fo:margin-right="0cm" fo:line-height="100%" fo:text-align="center" fo:text-indent="-2.062cm"/>
      <style:text-properties fo:font-size="36pt"/>
    </style:style>
    <style:style style:name="P13" style:family="paragraph">
      <style:paragraph-properties fo:margin-left="0cm" fo:margin-right="0cm" fo:line-height="100%" fo:text-align="center" fo:text-indent="0cm"/>
      <style:text-properties fo:font-size="36pt"/>
    </style:style>
    <style:style style:name="P14" style:family="paragraph">
      <loext:graphic-properties draw:fill="none" draw:fill-color="#ffffff"/>
      <style:paragraph-properties fo:margin-left="2.062cm" fo:margin-right="0cm" fo:line-height="100%" fo:text-align="center" fo:text-indent="-2.062cm">
        <style:tab-stops>
          <style:tab-stop style:position="19.05cm" style:type="right"/>
        </style:tab-stops>
      </style:paragraph-properties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P15" style:family="paragraph">
      <loext:graphic-properties draw:fill="none" draw:fill-color="#ffffff"/>
      <style:paragraph-properties fo:margin-left="0cm" fo:margin-right="0cm" fo:line-height="100%" fo:text-align="center" fo:text-indent="0cm">
        <style:tab-stops>
          <style:tab-stop style:position="19.05cm" style:type="right"/>
        </style:tab-stops>
      </style:paragraph-properties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16" style:family="paragraph">
      <loext:graphic-properties draw:fill="none" draw:fill-color="#ffffff"/>
      <style:paragraph-properties fo:line-height="100%" fo:text-align="center">
        <style:tab-stops>
          <style:tab-stop style:position="19.05cm" style:type="right"/>
        </style:tab-stops>
      </style:paragraph-properties>
      <style:text-properties fo:color="#ffffff" style:font-name="Segoe UI2" fo:font-size="32pt" fo:text-shadow="1pt 1pt" style:font-size-asian="32pt" style:font-size-complex="32pt"/>
    </style:style>
    <style:style style:name="P17" style:family="paragraph">
      <style:paragraph-properties fo:margin-left="0.318cm" fo:margin-right="0cm" fo:line-height="100%" fo:text-indent="0cm"/>
      <style:text-properties fo:font-size="32pt"/>
    </style:style>
    <style:style style:name="P18" style:family="paragraph">
      <style:paragraph-properties fo:margin-left="0.318cm" fo:margin-right="0cm" fo:text-indent="0cm"/>
      <style:text-properties fo:font-size="32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2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2" fo:font-size="36pt" fo:text-shadow="none" fo:font-weight="normal" style:font-size-asian="36pt" style:font-weight-asian="normal" style:font-size-complex="36pt" style:font-weight-complex="normal"/>
    </style:style>
    <style:style style:name="T4" style:family="text"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ffffff" fo:font-size="32pt" fo:text-shadow="1pt 1pt" style:font-size-asian="32pt" style:font-size-complex="32pt"/>
    </style:style>
    <style:style style:name="T6" style:family="text"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T7" style:family="text">
      <style:text-properties fo:color="#ffffff" style:font-name="Segoe UI2" fo:font-size="32pt" fo:text-shadow="1pt 1pt" style:font-size-asian="32pt" style:font-size-complex="32pt"/>
    </style:style>
    <style:style style:name="T8" style:family="text">
      <style:text-properties fo:color="#000000" style:font-name="Segoe UI Semibold" fo:font-size="18pt" fo:text-shadow="none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146cm" svg:height="3.063cm" svg:x="1.27cm" svg:y="0.508cm">
          <draw:text-box>
            <text:p text:style-name="P1"><text:span text:style-name="T1">HYMN #680</text:span></text:p>
            <text:p text:style-name="P1"><text:span text:style-name="T2">“</text:span><text:span text:style-name="T2">Thine the Amen, Thine the Praise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5" draw:layer="layout" svg:width="24.384cm" svg:height="7.431cm" svg:x="1.731cm" svg:y="0.508cm">
          <draw:text-box>
            <text:p text:style-name="P4"><text:span text:style-name="T3">1. </text:span><text:span text:style-name="T4">Thine the amen Thine the praise</text:span></text:p>
            <text:p text:style-name="P4"><text:span text:style-name="T4">Alleluias angels raise</text:span></text:p>
            <text:p text:style-name="P4"><text:span text:style-name="T4">Thine the everlasting head</text:span></text:p>
            <text:p text:style-name="P4"><text:span text:style-name="T4">Thine the breaking of the bread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4" draw:text-style-name="P8" draw:layer="layout" svg:width="24.638cm" svg:height="7.214cm" svg:x="1.708cm" svg:y="0.516cm">
          <draw:text-box>
            <text:p text:style-name="P7"><text:span text:style-name="T4">Thine the glory Thine the story</text:span></text:p>
            <text:p text:style-name="P7"><text:span text:style-name="T4">Thine the harvest then the cup</text:span></text:p>
            <text:p text:style-name="P7"><text:span text:style-name="T4">Thine the vineyard then the cup is </text:span></text:p>
            <text:p text:style-name="P7"><text:span text:style-name="T4">lifted up lifted up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draw:frame draw:style-name="gr5" draw:text-style-name="P5" draw:layer="layout" svg:width="24.638cm" svg:height="7.366cm" svg:x="1.778cm" svg:y="0.454cm">
          <draw:text-box>
            <text:p text:style-name="P4"><text:span text:style-name="T3">2. </text:span><text:span text:style-name="T4">Thine the life eternally</text:span><text:span text:style-name="T4"><text:line-break/></text:span><text:span text:style-name="T4">Thine the promise let there be</text:span></text:p>
            <text:p text:style-name="P4"><text:span text:style-name="T4">Thine the vision Thine the tree</text:span><text:span text:style-name="T4"><text:line-break/></text:span><text:span text:style-name="T4">All the earth on bended knee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Hymn_25_20template" presentation:presentation-page-layout-name="AL1T0">
        <draw:frame draw:style-name="gr6" draw:text-style-name="P10" draw:layer="layout" svg:width="24.638cm" svg:height="7.164cm" svg:x="1.848cm" svg:y="0.501cm">
          <draw:text-box>
            <text:p text:style-name="P9"><text:span text:style-name="T5"><text:s/></text:span><text:span text:style-name="T6"><text:s text:c="2"/></text:span><text:span text:style-name="T4"><text:s/></text:span><text:span text:style-name="T4">Gone the nailing gone the railing</text:span><text:span text:style-name="T4"><text:line-break/></text:span><text:span text:style-name="T4"> <text:s text:c="3"/>Gone the pleading gone the cry</text:span><text:span text:style-name="T4"><text:line-break/></text:span><text:span text:style-name="T4"> <text:s text:c="3"/>Gone the sighing gone the dying </text:span></text:p>
            <text:p text:style-name="P9"><text:span text:style-name="T4"><text:s text:c="10"/></text:span><text:span text:style-name="T4">what was loss lifted high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Hymn_25_20template" presentation:presentation-page-layout-name="AL1T0">
        <draw:frame draw:style-name="gr7" draw:text-style-name="P5" draw:layer="layout" svg:width="24.892cm" svg:height="7.893cm" svg:x="1.5cm" svg:y="0.508cm">
          <draw:text-box>
            <text:p text:style-name="P4"><text:span text:style-name="T3">3. </text:span><text:span text:style-name="T4">Thine the truly Thine the yes</text:span><text:span text:style-name="T4"><text:line-break/></text:span><text:span text:style-name="T4">Thine the table we the guest</text:span><text:span text:style-name="T4"><text:line-break/></text:span><text:span text:style-name="T4">Thine the mercy all from Thee</text:span><text:span text:style-name="T4"><text:line-break/></text:span><text:span text:style-name="T4">Thine the glory yet to be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Hymn_25_20template" presentation:presentation-page-layout-name="AL1T0">
        <draw:frame draw:style-name="gr4" draw:text-style-name="P11" draw:layer="layout" svg:width="24.892cm" svg:height="7.214cm" svg:x="1.524cm" svg:y="0.508cm">
          <draw:text-box>
            <text:p text:style-name="P4"><text:span text:style-name="T4">Then the ringing and the singing</text:span><text:span text:style-name="T4"><text:line-break/></text:span><text:span text:style-name="T4">Then the end of all the war</text:span><text:span text:style-name="T4"><text:line-break/></text:span><text:span text:style-name="T4">Thine the living Thine the loving </text:span></text:p>
            <text:p text:style-name="P4"><text:span text:style-name="T4">evermore evermor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Hymn_25_20template" presentation:presentation-page-layout-name="AL1T0">
        <draw:frame draw:style-name="gr8" draw:text-style-name="P14" draw:layer="layout" svg:width="25.146cm" svg:height="7.298cm" svg:x="1.27cm" svg:y="0.576cm">
          <draw:text-box>
            <text:p text:style-name="P12"><text:span text:style-name="T3">4. </text:span><text:span text:style-name="T4">Thine the kingdom Thine the prize</text:span></text:p>
            <text:p text:style-name="P12"><text:span text:style-name="T4">Thine the wonder full surprise</text:span></text:p>
            <text:p text:style-name="P12"><text:span text:style-name="T4">Thine the banquet then the praise</text:span></text:p>
            <text:p text:style-name="P13"><text:span text:style-name="T4">Then the justice of Thy way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Hymn_25_20template" presentation:presentation-page-layout-name="AL1T0">
        <draw:frame draw:style-name="gr9" draw:text-style-name="P15" draw:layer="layout" svg:width="25.146cm" svg:height="7.011cm" svg:x="1.524cm" svg:y="0.508cm">
          <draw:text-box>
            <text:p text:style-name="P13"><text:span text:style-name="T4">Thine the glory Thine the story</text:span></text:p>
            <text:p text:style-name="P13"><text:span text:style-name="T4">Then the welcome to the least</text:span></text:p>
            <text:p text:style-name="P13"><text:span text:style-name="T4">Then the wonder all increasing at</text:span></text:p>
            <text:p text:style-name="P13"><text:span text:style-name="T4">Thy feast at Thy feas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0" draw:master-page-name="Hymn_25_20template" presentation:presentation-page-layout-name="AL1T0">
        <draw:frame draw:style-name="gr10" draw:text-style-name="P16" draw:layer="layout" svg:width="24.384cm" svg:height="7.112cm" svg:x="1.778cm" svg:y="0.508cm">
          <draw:text-box>
            <text:p text:style-name="P7"><text:span text:style-name="T3">5. </text:span><text:span text:style-name="T4">Thine the glory in the night</text:span><text:span text:style-name="T4"><text:line-break/></text:span><text:span text:style-name="T4">No more dying only light</text:span></text:p>
            <text:p text:style-name="P7"><text:span text:style-name="T4">Thine the river Thine the tree</text:span><text:span text:style-name="T4"><text:line-break/></text:span><text:span text:style-name="T4">Then the Lamb eternally</text:span><text:span text:style-name="T7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0" draw:master-page-name="Hymn_25_20template" presentation:presentation-page-layout-name="AL1T0">
        <draw:frame draw:style-name="gr11" draw:text-style-name="P8" draw:layer="layout" svg:width="24.13cm" svg:height="13.338cm" svg:x="1.778cm" svg:y="0.632cm">
          <draw:text-box>
            <text:p text:style-name="P7"><text:span text:style-name="T4">Then the holy holy holy</text:span><text:span text:style-name="T4"><text:line-break/></text:span><text:span text:style-name="T4">Celebration jubilee</text:span><text:span text:style-name="T4"><text:line-break/></text:span><text:span text:style-name="T4">Thine the splendor Thine the </text:span></text:p>
            <text:p text:style-name="P7"><text:span text:style-name="T4">brightness only Thee only Thee.</text:span></text:p>
            <text:p text:style-name="P17"><text:span text:style-name="T5"><text:line-break/></text:span><text:span text:style-name="T5"/></text:p>
            <text:p text:style-name="P17"><text:span text:style-name="T8">© 1983 Augsburg Publishing House. </text:span></text:p>
            <text:p text:style-name="P18"><text:span text:style-name="T8">Used by permission: LSB Hymn License.</text:span></text:p>
            <text:p text:style-name="P18"><text:span text:style-name="T8">NET, no. 100011038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10" draw:display-name="Bitmap 10" xlink:href="Pictures/1000000000000422000002536521D4F7A22AE6D8.jpg" xlink:type="simple" xlink:show="embed" xlink:actuate="onLoad"/>
    <draw:fill-image draw:name="Bitmap_20_11" draw:display-name="Bitmap 11" xlink:href="Pictures/1000000000000422000002536521D4F7A22AE6D8.jpg" xlink:type="simple" xlink:show="embed" xlink:actuate="onLoad"/>
    <draw:fill-image draw:name="Bitmap_20_12" draw:display-name="Bitmap 12" xlink:href="Pictures/1000000000000422000002536521D4F7A22AE6D8.jpg" xlink:type="simple" xlink:show="embed" xlink:actuate="onLoad"/>
    <draw:fill-image draw:name="Bitmap_20_13" draw:display-name="Bitmap 13" xlink:href="Pictures/1000000000000422000002536521D4F7A22AE6D8.jpg" xlink:type="simple" xlink:show="embed" xlink:actuate="onLoad"/>
    <draw:fill-image draw:name="Bitmap_20_14" draw:display-name="Bitmap 14" xlink:href="Pictures/1000000000000422000002536521D4F7A22AE6D8.jpg" xlink:type="simple" xlink:show="embed" xlink:actuate="onLoad"/>
    <draw:fill-image draw:name="Bitmap_20_15" draw:display-name="Bitmap 15" xlink:href="Pictures/1000000000000422000002536521D4F7A22AE6D8.jpg" xlink:type="simple" xlink:show="embed" xlink:actuate="onLoad"/>
    <draw:fill-image draw:name="Bitmap_20_16" draw:display-name="Bitmap 16" xlink:href="Pictures/1000000000000422000002536521D4F7A22AE6D8.jpg" xlink:type="simple" xlink:show="embed" xlink:actuate="onLoad"/>
    <draw:fill-image draw:name="Bitmap_20_9" draw:display-name="Bitmap 9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9pt" fo:font-style="normal" style:text-underline-style="none" fo:font-weight="normal" style:font-name-asian="Segoe UI1" style:font-family-asian="'Segoe UI'" style:font-pitch-asian="variable" style:font-size-asian="9pt" style:font-style-asian="normal" style:font-weight-asian="normal" style:font-name-complex="Segoe UI1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1" fo:font-family="'Segoe UI'" style:font-pitch="variable" fo:font-size="10.5pt" fo:font-style="normal" style:text-underline-style="none" fo:font-weight="bold" style:font-name-asian="Segoe UI1" style:font-family-asian="'Segoe UI'" style:font-pitch-asian="variable" style:font-size-asian="10.5pt" style:font-style-asian="normal" style:font-weight-asian="bold" style:font-name-complex="Segoe UI1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6.5pt" fo:font-style="normal" style:text-underline-style="none" fo:font-weight="normal" style:font-name-asian="Segoe UI1" style:font-family-asian="'Segoe UI'" style:font-pitch-asian="variable" style:font-size-asian="6.5pt" style:font-style-asian="normal" style:font-weight-asian="normal" style:font-name-complex="Segoe UI1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9T09:35:31.671000000</meta:creation-date>
    <dc:title>Hymn template</dc:title>
    <meta:editing-duration>PT52M4S</meta:editing-duration>
    <meta:editing-cycles>18</meta:editing-cycles>
    <meta:generator>LibreOffice/6.1.5.2$Windows_X86_64 LibreOffice_project/90f8dcf33c87b3705e78202e3df5142b201bd805</meta:generator>
    <meta:initial-creator>Arthur Hoch</meta:initial-creator>
    <dc:date>2019-04-27T14:08:15.757000000</dc:date>
    <meta:document-statistic meta:object-count="131"/>
    <meta:template xlink:type="simple" xlink:actuate="onRequest" xlink:title="Hymn template" xlink:href="../../AppData/Roaming/LibreOffice/4/user/template/Worship%20Templsates/Hymn%20template.otp" meta:date="2014-10-09T09:35:31.359000000"/>
  </office:meta>
</office:document-meta>
</file>